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1277" officeooo:paragraph-rsid="00141277"/>
    </style:style>
    <style:style style:name="P2" style:family="paragraph" style:parent-style-name="Text_20_body">
      <style:text-properties officeooo:rsid="0014f20f" officeooo:paragraph-rsid="0014f20f"/>
    </style:style>
    <style:style style:name="P3" style:family="paragraph" style:parent-style-name="Text_20_body">
      <style:text-properties officeooo:paragraph-rsid="0014f20f"/>
    </style:style>
    <style:style style:name="P4" style:family="paragraph" style:parent-style-name="Heading_20_1" style:list-style-name="">
      <style:paragraph-properties fo:line-height="108%" fo:text-align="start" style:justify-single-word="false" fo:orphans="2" fo:widows="2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officeooo:rsid="00141277" officeooo:paragraph-rsid="00141277"/>
    </style:style>
    <style:style style:name="P7" style:family="paragraph" style:parent-style-name="Heading_20_1">
      <style:paragraph-properties fo:break-before="page"/>
      <style:text-properties officeooo:rsid="0014f20f" officeooo:paragraph-rsid="0014f20f"/>
    </style:style>
    <style:style style:name="P8" style:family="paragraph" style:parent-style-name="Heading_20_2">
      <style:text-properties officeooo:rsid="00141277" officeooo:paragraph-rsid="00141277"/>
    </style:style>
    <style:style style:name="P9" style:family="paragraph" style:parent-style-name="Heading_20_2">
      <style:text-properties officeooo:paragraph-rsid="0014f20f"/>
    </style:style>
    <style:style style:name="P10" style:family="paragraph" style:parent-style-name="Heading_20_2">
      <style:text-properties officeooo:paragraph-rsid="00141277"/>
    </style:style>
    <style:style style:name="P11" style:family="paragraph" style:parent-style-name="Standard" style:list-style-name="L2">
      <style:text-properties officeooo:paragraph-rsid="0014f20f"/>
    </style:style>
    <style:style style:name="P12" style:family="paragraph" style:parent-style-name="Text_20_body">
      <style:text-properties officeooo:rsid="00141277" officeooo:paragraph-rsid="00141277"/>
    </style:style>
    <style:style style:name="P13" style:family="paragraph" style:parent-style-name="Text_20_body" style:list-style-name="L2">
      <style:text-properties officeooo:rsid="00141277" officeooo:paragraph-rsid="00141277"/>
    </style:style>
    <style:style style:name="P14" style:family="paragraph" style:parent-style-name="Text_20_body" style:list-style-name="L3">
      <style:text-properties officeooo:rsid="00141277" officeooo:paragraph-rsid="00141277"/>
    </style:style>
    <style:style style:name="P15" style:family="paragraph" style:parent-style-name="Text_20_body" style:list-style-name="L4">
      <style:text-properties officeooo:rsid="00141277" officeooo:paragraph-rsid="00141277"/>
    </style:style>
    <style:style style:name="P16" style:family="paragraph" style:parent-style-name="Text_20_body" style:list-style-name="L1">
      <style:text-properties officeooo:paragraph-rsid="0014f20f"/>
    </style:style>
    <style:style style:name="P17" style:family="paragraph" style:parent-style-name="Text_20_body" style:list-style-name="L5">
      <style:text-properties officeooo:paragraph-rsid="00141277"/>
    </style:style>
    <style:style style:name="P18" style:family="paragraph" style:parent-style-name="Text_20_body" style:list-style-name="L6">
      <style:text-properties officeooo:rsid="0014f20f" officeooo:paragraph-rsid="0014f20f"/>
    </style:style>
    <style:style style:name="P19" style:family="paragraph" style:parent-style-name="Text_20_body" style:list-style-name="L7">
      <style:text-properties officeooo:paragraph-rsid="0014f20f"/>
    </style:style>
    <style:style style:name="P20" style:family="paragraph" style:parent-style-name="Text_20_body">
      <style:paragraph-properties fo:text-align="center" style:justify-single-word="false"/>
      <style:text-properties fo:font-size="15pt" officeooo:rsid="00141277" officeooo:paragraph-rsid="00141277" style:font-size-asian="15pt" style:font-size-complex="15pt"/>
    </style:style>
    <style:style style:name="T1" style:family="text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T2" style:family="text">
      <style:text-properties officeooo:rsid="00141277"/>
    </style:style>
    <style:style style:name="T3" style:family="text">
      <style:text-properties officeooo:rsid="0014f20f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4f20f"/>
    </style:style>
    <style:style style:name="T7" style:family="text">
      <style:text-properties style:text-position="-8% 80%"/>
    </style:style>
    <style:style style:name="T8" style:family="text">
      <style:text-properties style:text-position="-8% 80%" officeooo:rsid="0014f20f"/>
    </style:style>
    <style:style style:name="T9" style:family="text">
      <style:text-properties style:text-position="-8% 80%" officeooo:rsid="0016c0d3"/>
    </style:style>
    <style:style style:name="T10" style:family="text">
      <style:text-properties officeooo:rsid="00151d8b"/>
    </style:style>
    <style:style style:name="T11" style:family="text">
      <style:text-properties fo:color="#00a933" loext:opacity="100%"/>
    </style:style>
    <style:style style:name="T12" style:family="text">
      <style:text-properties fo:color="#00a933" loext:opacity="100%" style:text-position="-8% 80%"/>
    </style:style>
    <style:style style:name="T13" style:family="text">
      <style:text-properties fo:color="#55308d" loext:opacity="100%"/>
    </style:style>
    <style:style style:name="T14" style:family="text">
      <style:text-properties fo:color="#ff4000" loext:opacity="100%"/>
    </style:style>
    <style:style style:name="T15" style:family="text">
      <style:text-properties fo:color="#bf0041" loext:opacity="100%"/>
    </style:style>
    <style:style style:name="T16" style:family="text">
      <style:text-properties fo:color="#bf0041" loext:opacity="100%" officeooo:rsid="0016b9f5"/>
    </style:style>
    <style:style style:name="T17" style:family="text">
      <style:text-properties fo:color="#ffbf00" loext:opacity="100%"/>
    </style:style>
    <style:style style:name="T18" style:family="text">
      <style:text-properties officeooo:rsid="0016b9f5"/>
    </style:style>
    <style:style style:name="T19" style:family="text">
      <style:text-properties fo:color="#ff8000" loext:opacity="100%"/>
    </style:style>
    <style:style style:name="T20" style:family="text">
      <style:text-properties fo:color="#81d41a" loext:opacity="100%"/>
    </style:style>
    <style:style style:name="T21" style:family="text">
      <style:text-properties fo:color="#2a6099" loext:opacity="100%"/>
    </style:style>
    <style:style style:name="T22" style:family="text">
      <style:text-properties fo:color="#ff0000" loext:opacity="100%" style:text-position="0% 100%" officeooo:rsid="0014f20f"/>
    </style:style>
    <style:style style:name="T23" style:family="text">
      <style:text-properties fo:color="#ff0000" loext:opacity="100%" style:text-position="-8% 80%" officeooo:rsid="0016c0d3"/>
    </style:style>
    <style:style style:name="T24" style:family="text">
      <style:text-properties fo:color="#ff0000" loext:opacity="100%" style:text-position="-8% 80%" officeooo:rsid="0014f20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entario<text:span text:style-name="T1"/></text:h>
      <text:h text:style-name="P8" text:outline-level="2">Abecedario (Sigma)<text:span text:style-name="T1"/></text:h>
      <text:p text:style-name="P1">Sigma = {/, cualquier otro carácter}<text:span text:style-name="T1"/></text:p>
      <text:h text:style-name="P8" text:outline-level="2">Palabras (W)<text:span text:style-name="T1"/></text:h>
      <text:p text:style-name="P1">W =<text:span text:style-name="T1"/></text:p>
      <text:p text:style-name="P1">Regex = /[\/|\w|\s]*/ (incluídos carácteres especiales)<text:span text:style-name="T1"/></text:p>
      <text:h text:style-name="Heading_20_2" text:outline-level="2">Lenguaje (L)<text:span text:style-name="T1"/></text:h>
      <text:p text:style-name="P1">L = {// comentario, .... }<text:span text:style-name="T1"/></text:p>
      <text:p text:style-name="P20">Regex = /<text:span text:style-name="T21">[\/]{2}</text:span>.*$/</text:p>
      <text:list text:style-name="L1">
        <text:list-item>
          <text:p text:style-name="P16"><text:span text:style-name="T3">\n </text:span>sale con q<text:span text:style-name="T7">f </text:span></text:p>
        </text:list-item>
      </text:list>
      <text:h text:style-name="P9" text:outline-level="2">Diagrama de Moore</text:h>
      <text:h text:style-name="Heading_20_2" text:outline-level="2">Modelo Matemático<text:span text:style-name="T1"/></text:h>
      <text:h text:style-name="Heading_20_2" text:outline-level="2">Tabla de Transiciones<text:span text:style-name="T1"/></text:h>
      <text:p text:style-name="P1"/>
      <text:h text:style-name="P4" text:outline-level="1"/>
      <text:h text:style-name="P5" text:outline-level="1">Comentario multilínea<text:span text:style-name="T1"/></text:h>
      <text:h text:style-name="P8" text:outline-level="2">Abecedario (Sigma)<text:span text:style-name="T1"/></text:h>
      <text:p text:style-name="P1">Sigma = {/, *, cualquier otro carácter}<text:span text:style-name="T1"/></text:p>
      <text:h text:style-name="P8" text:outline-level="2">Palabras (W)<text:span text:style-name="T1"/></text:h>
      <text:p text:style-name="P1">W =<text:span text:style-name="T1"/></text:p>
      <text:p text:style-name="P1">Regex = /[\/|\*|\w|\s]*/ (incluídos carácteres especiales<text:span text:style-name="T1"/></text:p>
      <text:h text:style-name="P10" text:outline-level="2">Lenguaje (L)<text:span text:style-name="T1"/></text:h>
      <text:p text:style-name="P1">L = {/* comentario multilínea */, .... }<text:span text:style-name="T1"/></text:p>
      <text:p text:style-name="P20">Regex = \<text:span text:style-name="T21">//\*</text:span><text:span text:style-name="T19">([</text:span><text:span text:style-name="T20">\s</text:span><text:span text:style-name="T19">\S]*</text:span><text:span text:style-name="T15">?</text:span><text:span text:style-name="T19">)</text:span><text:span text:style-name="T21">\*\/</text:span>/</text:p>
      <text:list text:style-name="L2">
        <text:list-item>
          <text:p text:style-name="P13"><text:span text:style-name="T20">\s</text:span> permite incluir los saltos de línea en los comentarios</text:p>
        </text:list-item>
        <text:list-item>
          <text:p text:style-name="P13"><text:span text:style-name="T15">?</text:span> delimita el comentario por <text:span text:style-name="T21">/*</text:span> y <text:span text:style-name="T21">*/</text:span> e impide que el código que está dentro de dos comentario multilínea sea interpretado como comentario</text:p>
        </text:list-item>
        <text:list-item>
          <text:p text:style-name="P11"><text:span text:style-name="T21">*/</text:span> sale con q<text:span text:style-name="T4">f </text:span></text:p>
        </text:list-item>
      </text:list>
      <text:h text:style-name="P9" text:outline-level="2">Diagrama de Moore</text:h>
      <text:h text:style-name="Heading_20_2" text:outline-level="2">Modelo Matemático</text:h>
      <text:h text:style-name="Heading_20_2" text:outline-level="2">Tabla de Transiciones</text:h>
      <text:p text:style-name="P1"/>
      <text:h text:style-name="P6" text:outline-level="1">Variables<text:span text:style-name="T1"/></text:h>
      <text:h text:style-name="P8" text:outline-level="2">Abecedario (Sigma)<text:span text:style-name="T1"/></text:h>
      <text:p text:style-name="P1">Sigma = {/w, _, cualquier otro símbolo}<text:span text:style-name="T1"/></text:p>
      <text:h text:style-name="P8" text:outline-level="2">Palabras (W)<text:span text:style-name="T1"/></text:h>
      <text:p text:style-name="P1">W =<text:span text:style-name="T1"/></text:p>
      <text:p text:style-name="P1">Regex = /[\w|_]*/ (incluídos carácteres especiales)<text:span text:style-name="T1"/></text:p>
      <text:h text:style-name="P10" text:outline-level="2">Lenguaje (L)<text:span text:style-name="T1"/></text:h>
      <text:p text:style-name="P1">L = {s, n, string, num, Num1, .... }<text:span text:style-name="T1"/></text:p>
      <text:p text:style-name="P20">Regex = /<text:span text:style-name="T13">[A-Za-z_][\w_]*</text:span>/</text:p>
      <text:list text:style-name="L3">
        <text:list-item>
          <text:p text:style-name="P14">los nombres de las variables deben de empezar con una letra mayúsculas o minúsculas o con guión bajo</text:p>
        </text:list-item>
        <text:list-item>
          <text:p text:style-name="P14">después de la primera, puede seguir cualquier símbol<text:span text:style-name="T3">o</text:span></text:p>
        </text:list-item>
      </text:list>
      <text:h text:style-name="P9" text:outline-level="2">Diagrama de Moore</text:h>
      <text:h text:style-name="Heading_20_2" text:outline-level="2">Modelo Matemático</text:h>
      <text:h text:style-name="Heading_20_2" text:outline-level="2">Tabla de Transiciones</text:h>
      <text:p text:style-name="P1"/>
      <text:h text:style-name="P5" text:outline-level="1"><text:span text:style-name="T2">c</text:span>in<text:span text:style-name="T1"/></text:h>
      <text:h text:style-name="P8" text:outline-level="2">Abecedario (Sigma)<text:span text:style-name="T1"/></text:h>
      <text:p text:style-name="P1">Sigma = {c, i, n, &gt;, cualquier otro carácter}<text:span text:style-name="T1"/></text:p>
      <text:h text:style-name="P8" text:outline-level="2">Palabras (W)<text:span text:style-name="T1"/></text:h>
      <text:p text:style-name="P1">W =<text:span text:style-name="T1"/></text:p>
      <text:p text:style-name="P1">Regex = /[\w|\s]*/ (incluídos carácteres especiales<text:span text:style-name="T10">)</text:span><text:span text:style-name="T1"/></text:p>
      <text:h text:style-name="P10" text:outline-level="2">Lenguaje (L)<text:span text:style-name="T1"/></text:h>
      <text:p text:style-name="P1">L = {// comentario, .... }<text:span text:style-name="T1"/></text:p>
      <text:p text:style-name="P20">Regex = /cin<text:span text:style-name="T15">[\t| ]*</text:span>&gt;&gt;<text:span text:style-name="T15">[\t| ]*</text:span><text:span text:style-name="T13">[A-Za-z_][\w_]*</text:span>;/</text:p>
      <text:list text:style-name="L4">
        <text:list-item>
          <text:p text:style-name="P15"><text:span text:style-name="T15">[\t| ]</text:span><text:span text:style-name="T16">*</text:span> puede aceptar cualquier número <text:span text:style-name="T18">de espacios </text:span>entre los componente sintácticos</text:p>
        </text:list-item>
        <text:list-item>
          <text:p text:style-name="P15">está incluido el “token” de variables</text:p>
        </text:list-item>
      </text:list>
      <text:h text:style-name="P9" text:outline-level="2">Diagrama de <text:span text:style-name="T2">Moore</text:span></text:h>
      <text:h text:style-name="P10" text:outline-level="2">Modelo Matemático</text:h>
      <text:h text:style-name="Heading_20_2" text:outline-level="2">Tabla de Transiciones</text:h>
      <text:h text:style-name="P5" text:outline-level="1"><text:span text:style-name="T2">c</text:span>out<text:span text:style-name="T1"/></text:h>
      <text:h text:style-name="P8" text:outline-level="2">Abecedario (Sigma)<text:span text:style-name="T1"/></text:h>
      <text:p text:style-name="P1">Sigma = {c, o, u, t, <text:s/>", &lt;, ; , cualquier otro carácter}<text:span text:style-name="T1"/></text:p>
      <text:h text:style-name="P8" text:outline-level="2">Palabras (W)<text:span text:style-name="T1"/></text:h>
      <text:p text:style-name="P1">W =<text:span text:style-name="T1"/></text:p>
      <text:p text:style-name="P1">Regex = /[\w|\s|&lt;|"|;]*/ (incluídos carácteres especiales)<text:span text:style-name="T1"/></text:p>
      <text:h text:style-name="P10" text:outline-level="2">Lenguaje (L)<text:span text:style-name="T1"/></text:h>
      <text:p text:style-name="P1">L = {cin &lt;&lt; "Name : " &lt;&lt; name; , ...}<text:span text:style-name="T1"/></text:p>
      <text:p text:style-name="P20">Regex = /cout<text:span text:style-name="T15">[\t| ]*</text:span><text:span text:style-name="T17">(</text:span>&lt;&lt;<text:span text:style-name="T15">[\t| ]*</text:span><text:span text:style-name="T14">(</text:span><text:span text:style-name="T13">([A-Za-z_][\w_]*)</text:span>|<text:span text:style-name="T11">(".*")</text:span><text:span text:style-name="T14">)</text:span><text:span text:style-name="T15">[\t| ]*</text:span><text:span text:style-name="T17">)*</text:span>;/</text:p>
      <text:list text:style-name="L5">
        <text:list-item>
          <text:p text:style-name="P17"><text:span text:style-name="T11">".*"</text:span> <text:span text:style-name="T2">permite también recibir strings entre comillas</text:span></text:p>
        </text:list-item>
      </text:list>
      <text:h text:style-name="Heading_20_2" text:outline-level="2">Diagrama de <text:span text:style-name="T2">Moore</text:span></text:h>
      <text:h text:style-name="Heading_20_2" text:outline-level="2">Modelo Matemático</text:h>
      <text:h text:style-name="Heading_20_2" text:outline-level="2">Tabla de Transiciones</text:h>
      <text:h text:style-name="P7" text:outline-level="1">Especificaciones de diseño</text:h>
      <text:p text:style-name="P2">Un programa principal será el que lea del archivo de texto línea por línea. Cada línea entrará de manera secuencial a un programa que será el linter; el analizador sintáctico. Este se encargara de detectar alguna de las siguientes cadenas:</text:p>
      <text:list text:style-name="L6">
        <text:list-item>
          <text:p text:style-name="P18"><text:span text:style-name="T21">//</text:span> manda al autómata de <text:span text:style-name="T21">comentario</text:span></text:p>
        </text:list-item>
        <text:list-item>
          <text:p text:style-name="P18"><text:span text:style-name="T21">/*</text:span> manda al autómata de <text:span text:style-name="T21">comentario multilínea</text:span></text:p>
        </text:list-item>
        <text:list-item>
          <text:p text:style-name="P18"><text:span text:style-name="T20">cin</text:span> mada al autómata del mismo nombre</text:p>
        </text:list-item>
        <text:list-item>
          <text:p text:style-name="P18"><text:span text:style-name="T20">cout</text:span> manda al autómata del mismo nombre</text:p>
        </text:list-item>
      </text:list>
      <text:p text:style-name="P3"><text:span text:style-name="T3">Una vez el control del programa salte a alguna de estas secciones, se evaluará la línea (o las líneas) correspondientes hasta salir con </text:span><text:span text:style-name="T11">q</text:span><text:span text:style-name="T12">f</text:span><text:span text:style-name="T5"> <text:s/></text:span><text:span text:style-name="T6">o <text:s/></text:span><text:span text:style-name="T22">q</text:span><text:span text:style-name="T24">e</text:span></text:p>
      <text:list text:style-name="L7">
        <text:list-item>
          <text:p text:style-name="P19"><text:span text:style-name="T6">si sale con </text:span><text:span text:style-name="T11">q</text:span><text:span text:style-name="T12">f</text:span><text:span text:style-name="T5"> </text:span><text:span text:style-name="T6">el analizador sintáctico recibe otra línea y se repite el ciclo de detección</text:span></text:p>
        </text:list-item>
        <text:list-item>
          <text:p text:style-name="P19"><text:span text:style-name="T6">si sale con </text:span><text:span text:style-name="T22">q</text:span><text:span text:style-name="T23">e</text:span><text:span text:style-name="T6"> el analizador sintáctico termina con el estado de error, ya no recibe más líneas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MX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Noto Naskh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2.82m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4.99mm" fo:margin-bottom="24.99mm" fo:margin-left="30mm" fo:margin-right="30mm" style:writing-mode="lr-tb" style:layout-grid-color="#c0c0c0" style:layout-grid-lines="36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ovo All In One</meta:initial-creator>
    <meta:editing-cycles>6</meta:editing-cycles>
    <meta:creation-date>2023-05-27T17:43:00</meta:creation-date>
    <dc:date>2023-05-27T20:20:32.610720678</dc:date>
    <meta:editing-duration>PT1H33M</meta:editing-duration>
    <meta:generator>LibreOffice/7.4.6.2$Linux_X86_64 LibreOffice_project/40$Build-2</meta:generator>
    <meta:document-statistic meta:table-count="0" meta:image-count="0" meta:object-count="0" meta:page-count="6" meta:paragraph-count="78" meta:word-count="457" meta:character-count="2699" meta:non-whitespace-character-count="2330"/>
    <meta:user-defined meta:name="AppVersion">16.0000</meta:user-defined>
    <meta:template xlink:type="simple" xlink:actuate="onRequest" xlink:title="Normal.dotm" xlink:href=""/>
  </office:meta>
</office:document-meta>
</file>